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987c" officeooo:paragraph-rsid="001a987c"/>
    </style:style>
    <style:style style:name="P2" style:family="paragraph" style:parent-style-name="Standard">
      <style:text-properties officeooo:rsid="001a987c" officeooo:paragraph-rsid="001b7a0b"/>
    </style:style>
    <style:style style:name="P3" style:family="paragraph" style:parent-style-name="Standard">
      <style:text-properties officeooo:rsid="001a987c" officeooo:paragraph-rsid="00247b02"/>
    </style:style>
    <style:style style:name="P4" style:family="paragraph" style:parent-style-name="Standard">
      <style:text-properties officeooo:rsid="001cfd17" officeooo:paragraph-rsid="001cfd17"/>
    </style:style>
    <style:style style:name="P5" style:family="paragraph" style:parent-style-name="Standard">
      <style:text-properties officeooo:rsid="001cfd17" officeooo:paragraph-rsid="00247b02"/>
    </style:style>
    <style:style style:name="P6" style:family="paragraph" style:parent-style-name="Standard">
      <style:text-properties officeooo:rsid="001cfd17" officeooo:paragraph-rsid="00276a22"/>
    </style:style>
    <style:style style:name="P7" style:family="paragraph" style:parent-style-name="Standard">
      <style:text-properties officeooo:rsid="001cfd17" officeooo:paragraph-rsid="00291b9f"/>
    </style:style>
    <style:style style:name="P8" style:family="paragraph" style:parent-style-name="Standard">
      <style:text-properties officeooo:rsid="001ff3b9" officeooo:paragraph-rsid="001ff3b9"/>
    </style:style>
    <style:style style:name="P9" style:family="paragraph" style:parent-style-name="Standard">
      <style:text-properties officeooo:rsid="00247b02" officeooo:paragraph-rsid="00247b02"/>
    </style:style>
    <style:style style:name="P10" style:family="paragraph" style:parent-style-name="Standard">
      <style:text-properties officeooo:rsid="00258857" officeooo:paragraph-rsid="00258857"/>
    </style:style>
    <style:style style:name="P11" style:family="paragraph" style:parent-style-name="Standard">
      <style:text-properties style:font-name="Andale Mono" officeooo:rsid="001cfd17" officeooo:paragraph-rsid="001cfd17"/>
    </style:style>
    <style:style style:name="P12" style:family="paragraph" style:parent-style-name="Standard">
      <style:text-properties style:font-name="Andale Mono" officeooo:rsid="001cfd17" officeooo:paragraph-rsid="00291b9f"/>
    </style:style>
    <style:style style:name="P13" style:family="paragraph" style:parent-style-name="Standard">
      <style:text-properties style:font-name="Andale Mono" officeooo:rsid="001cfd17" officeooo:paragraph-rsid="002abb63"/>
    </style:style>
    <style:style style:name="P14" style:family="paragraph" style:parent-style-name="Standard">
      <style:text-properties style:font-name="Andale Mono" officeooo:rsid="001cfd17" officeooo:paragraph-rsid="001cfd17" fo:background-color="#fff200"/>
    </style:style>
    <style:style style:name="P15" style:family="paragraph" style:parent-style-name="Standard">
      <style:text-properties style:font-name="Andale Mono" officeooo:rsid="001cfd17" officeooo:paragraph-rsid="00247b02" fo:background-color="#fff200"/>
    </style:style>
    <style:style style:name="P16" style:family="paragraph" style:parent-style-name="Standard">
      <style:text-properties style:font-name="Andale Mono" officeooo:rsid="00247b02" officeooo:paragraph-rsid="00247b02" fo:background-color="#fff200"/>
    </style:style>
    <style:style style:name="P17" style:family="paragraph" style:parent-style-name="Standard">
      <style:text-properties style:font-name="Andale Mono" officeooo:rsid="00258857" officeooo:paragraph-rsid="00258857" fo:background-color="#fff200"/>
    </style:style>
    <style:style style:name="P18" style:family="paragraph" style:parent-style-name="Standard">
      <style:text-properties style:font-name="Andale Mono" officeooo:rsid="001cfd17" officeooo:paragraph-rsid="001cfd17" fo:background-color="#ff6600"/>
    </style:style>
    <style:style style:name="P19" style:family="paragraph" style:parent-style-name="Standard">
      <style:text-properties style:font-name="Andale Mono" officeooo:rsid="001cfd17" officeooo:paragraph-rsid="00247b02" fo:background-color="#ff6600"/>
    </style:style>
    <style:style style:name="P20" style:family="paragraph" style:parent-style-name="Standard">
      <style:text-properties style:font-name="Andale Mono" officeooo:rsid="00247b02" officeooo:paragraph-rsid="00247b02" fo:background-color="#ff6600"/>
    </style:style>
    <style:style style:name="P21" style:family="paragraph" style:parent-style-name="Standard">
      <style:text-properties style:font-name="Andale Mono" officeooo:rsid="00258857" officeooo:paragraph-rsid="00258857" fo:background-color="#ff6600"/>
    </style:style>
    <style:style style:name="P22" style:family="paragraph" style:parent-style-name="Standard">
      <style:text-properties style:font-name="Andale Mono" officeooo:rsid="00276a22" officeooo:paragraph-rsid="00276a22"/>
    </style:style>
    <style:style style:name="P23" style:family="paragraph" style:parent-style-name="Standard">
      <style:text-properties style:font-name="Andale Mono" officeooo:rsid="001cfd17" officeooo:paragraph-rsid="00276a22" fo:background-color="#b2b2b2"/>
    </style:style>
    <style:style style:name="P24" style:family="paragraph" style:parent-style-name="Standard">
      <style:text-properties style:font-name="Andale Mono" officeooo:rsid="001cfd17" officeooo:paragraph-rsid="00291b9f" fo:background-color="#b2b2b2"/>
    </style:style>
    <style:style style:name="P25" style:family="paragraph" style:parent-style-name="Standard">
      <style:text-properties style:font-name="Andale Mono" officeooo:rsid="002abb63" officeooo:paragraph-rsid="002abb63"/>
    </style:style>
    <style:style style:name="P26" style:family="paragraph" style:parent-style-name="Standard">
      <style:text-properties style:font-name="Andale Mono" fo:font-weight="bold" officeooo:rsid="002abb63" officeooo:paragraph-rsid="002abb63" style:font-weight-asian="bold" style:font-weight-complex="bold"/>
    </style:style>
    <style:style style:name="P27" style:family="paragraph" style:parent-style-name="Standard">
      <style:text-properties style:font-name="Andale Mono" officeooo:rsid="00258857" officeooo:paragraph-rsid="00258857"/>
    </style:style>
    <style:style style:name="P28" style:family="paragraph" style:parent-style-name="Standard">
      <style:text-properties style:font-name="Andale Mono" officeooo:rsid="00258857" officeooo:paragraph-rsid="00339e1a"/>
    </style:style>
    <style:style style:name="P29" style:family="paragraph" style:parent-style-name="Standard">
      <style:text-properties officeooo:rsid="00276a22" officeooo:paragraph-rsid="00276a22"/>
    </style:style>
    <style:style style:name="P30" style:family="paragraph" style:parent-style-name="Standard">
      <style:text-properties officeooo:rsid="00291b9f" officeooo:paragraph-rsid="00291b9f"/>
    </style:style>
    <style:style style:name="P31" style:family="paragraph" style:parent-style-name="Standard">
      <style:text-properties fo:font-weight="bold" officeooo:rsid="001a987c" officeooo:paragraph-rsid="001a987c" style:font-weight-asian="bold" style:font-weight-complex="bold"/>
    </style:style>
    <style:style style:name="P32" style:family="paragraph" style:parent-style-name="Standard">
      <style:text-properties fo:font-weight="bold" officeooo:rsid="00276a22" officeooo:paragraph-rsid="00276a22" style:font-weight-asian="bold" style:font-weight-complex="bold"/>
    </style:style>
    <style:style style:name="P33" style:family="paragraph" style:parent-style-name="Standard">
      <style:text-properties fo:font-weight="bold" officeooo:rsid="001cfd17" officeooo:paragraph-rsid="001cfd17" style:font-weight-asian="bold" style:font-weight-complex="bold"/>
    </style:style>
    <style:style style:name="P34" style:family="paragraph" style:parent-style-name="Standard">
      <style:text-properties fo:font-weight="bold" officeooo:rsid="001ff3b9" officeooo:paragraph-rsid="001ff3b9" style:font-weight-asian="bold" style:font-weight-complex="bold"/>
    </style:style>
    <style:style style:name="P35" style:family="paragraph" style:parent-style-name="Standard">
      <style:text-properties fo:font-weight="bold" officeooo:rsid="00247b02" officeooo:paragraph-rsid="00247b02" style:font-weight-asian="bold" style:font-weight-complex="bold"/>
    </style:style>
    <style:style style:name="P36" style:family="paragraph" style:parent-style-name="Standard">
      <style:text-properties fo:font-weight="bold" officeooo:rsid="00291b9f" officeooo:paragraph-rsid="00291b9f" style:font-weight-asian="bold" style:font-weight-complex="bold"/>
    </style:style>
    <style:style style:name="P37" style:family="paragraph" style:parent-style-name="Standard">
      <style:text-properties fo:font-weight="bold" officeooo:rsid="00258857" officeooo:paragraph-rsid="00258857" style:font-weight-asian="bold" style:font-weight-complex="bold"/>
    </style:style>
    <style:style style:name="P38" style:family="paragraph" style:parent-style-name="Standard">
      <style:text-properties fo:font-weight="bold" officeooo:rsid="00339e1a" officeooo:paragraph-rsid="00339e1a" style:font-weight-asian="bold" style:font-weight-complex="bold"/>
    </style:style>
    <style:style style:name="P39" style:family="paragraph" style:parent-style-name="Standard">
      <style:text-properties fo:font-weight="bold" officeooo:rsid="00394819" officeooo:paragraph-rsid="00394819" style:font-weight-asian="bold" style:font-weight-complex="bold"/>
    </style:style>
    <style:style style:name="P40" style:family="paragraph" style:parent-style-name="Standard">
      <style:text-properties officeooo:rsid="00339e1a" officeooo:paragraph-rsid="00339e1a"/>
    </style:style>
    <style:style style:name="P41" style:family="paragraph" style:parent-style-name="Standard">
      <style:paragraph-properties fo:break-before="page"/>
      <style:text-properties style:font-name="Andale Mono" officeooo:rsid="001cfd17" officeooo:paragraph-rsid="00276a22" fo:background-color="#b2b2b2"/>
    </style:style>
    <style:style style:name="P42" style:family="paragraph" style:parent-style-name="Standard">
      <style:paragraph-properties fo:break-before="page"/>
      <style:text-properties fo:font-weight="bold" officeooo:rsid="00247b02" officeooo:paragraph-rsid="00247b02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0258857" officeooo:paragraph-rsid="00258857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0339e1a" officeooo:paragraph-rsid="00339e1a" style:font-weight-asian="bold" style:font-weight-complex="bold"/>
    </style:style>
    <style:style style:name="T1" style:family="text">
      <style:text-properties officeooo:rsid="001b7a0b"/>
    </style:style>
    <style:style style:name="T2" style:family="text">
      <style:text-properties officeooo:rsid="001cfd17"/>
    </style:style>
    <style:style style:name="T3" style:family="text">
      <style:text-properties officeooo:rsid="001ee9cd"/>
    </style:style>
    <style:style style:name="T4" style:family="text">
      <style:text-properties officeooo:rsid="001ff3b9"/>
    </style:style>
    <style:style style:name="T5" style:family="text">
      <style:text-properties fo:background-color="#ff6600" loext:char-shading-value="0"/>
    </style:style>
    <style:style style:name="T6" style:family="text">
      <style:text-properties officeooo:rsid="001ff3b9" fo:background-color="#ff6600" loext:char-shading-value="0"/>
    </style:style>
    <style:style style:name="T7" style:family="text">
      <style:text-properties officeooo:rsid="002cf680" fo:background-color="#ff6600" loext:char-shading-value="0"/>
    </style:style>
    <style:style style:name="T8" style:family="text">
      <style:text-properties officeooo:rsid="0031ceb4" fo:background-color="#ff6600" loext:char-shading-value="0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1ff3b9" fo:background-color="#fff200" loext:char-shading-value="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background-color="transparent" loext:char-shading-value="0"/>
    </style:style>
    <style:style style:name="T13" style:family="text">
      <style:text-properties style:font-name="Liberation Sans" officeooo:rsid="002abb63"/>
    </style:style>
    <style:style style:name="T14" style:family="text">
      <style:text-properties style:font-name="Andale Mono" fo:background-color="#b2b2b2" loext:char-shading-value="0"/>
    </style:style>
    <style:style style:name="T15" style:family="text">
      <style:text-properties officeooo:rsid="002abb63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339e1a"/>
    </style:style>
    <style:style style:name="T18" style:family="text">
      <style:text-properties officeooo:rsid="00346695"/>
    </style:style>
    <style:style style:name="T1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We have <text:span text:style-name="T2">a global variable:</text:span></text:p>
      <text:p text:style-name="P11">int* a = malloc(sizeof(int));</text:p>
      <text:p text:style-name="P11">*<text:span text:style-name="T4">a = 5;</text:span></text:p>
      <text:p text:style-name="P1"/>
      <text:p text:style-name="P31">Now, two separate control flows (<text:span text:style-name="T1">threads T</text:span>1 and <text:span text:style-name="T1">T</text:span>2) <text:span text:style-name="T1">use</text:span> th<text:span text:style-name="T2">is</text:span> <text:span text:style-name="T1">variables</text:span> concurrently.</text:p>
      <text:p text:style-name="P1"><text:span text:style-name="T1">T</text:span>1:</text:p>
      <text:p text:style-name="P14">int temp = *a;</text:p>
      <text:p text:style-name="P14">temp <text:span text:style-name="T3">+= 3;</text:span></text:p>
      <text:p text:style-name="P14">*a = temp;</text:p>
      <text:p text:style-name="P2"/>
      <text:p text:style-name="P1"><text:span text:style-name="T1">T</text:span>2:</text:p>
      <text:p text:style-name="P18">int temp = *a;</text:p>
      <text:p text:style-name="P18">temp <text:span text:style-name="T3">+= 4;</text:span></text:p>
      <text:p text:style-name="P18">*a = temp;</text:p>
      <text:p text:style-name="P1"/>
      <text:p text:style-name="P32">We will call like this:</text:p>
      <text:p text:style-name="P22">create_new_thread(T1);</text:p>
      <text:p text:style-name="P22">create_new_thread(T2);</text:p>
      <text:p text:style-name="P29"/>
      <text:p text:style-name="P32">Will this work?</text:p>
      <text:p text:style-name="P29"/>
      <text:p text:style-name="P41">// int* a = malloc(sizeof(int));</text:p>
      <text:p text:style-name="P23">// *<text:span text:style-name="T4">a = 5;</text:span></text:p>
      <text:p text:style-name="P6"/>
      <text:p text:style-name="P33">In reality, this may occur:</text:p>
      <text:p text:style-name="P11"><text:span text:style-name="T9">int temp = *a;</text:span><text:tab/><text:tab/><text:tab/><text:span text:style-name="T11">(T1)</text:span></text:p>
      <text:p text:style-name="P11"><text:span text:style-name="T9">temp </text:span><text:span text:style-name="T10">+= 3;</text:span><text:span text:style-name="T4"><text:tab/><text:tab/></text:span><text:tab/><text:span text:style-name="T11">(T1)</text:span></text:p>
      <text:p text:style-name="P11"><text:span text:style-name="T5">int temp = *a;</text:span><text:tab/><text:tab/><text:tab/><text:span text:style-name="T11">(T2)</text:span></text:p>
      <text:p text:style-name="P11"><text:span text:style-name="T9">*a = temp;</text:span><text:tab/><text:tab/><text:tab/><text:span text:style-name="T11">(T1)</text:span></text:p>
      <text:p text:style-name="P11"><text:span text:style-name="T5">temp </text:span><text:span text:style-name="T6">+= </text:span><text:span text:style-name="T7">4</text:span><text:span text:style-name="T6">;</text:span><text:span text:style-name="T4"><text:tab/><text:tab/></text:span><text:tab/><text:span text:style-name="T11">(T2)</text:span></text:p>
      <text:p text:style-name="P11"><text:span text:style-name="T5">*a = temp;</text:span><text:tab/><text:tab/><text:tab/><text:span text:style-name="T11">(T2)</text:span></text:p>
      <text:p text:style-name="P4"/>
      <text:p text:style-name="P34">What is the result value of *a after both threads have run?</text:p>
      <text:p text:style-name="P8"/>
      <text:p text:style-name="P35">How can we fix this?</text:p>
      <text:p text:style-name="P9"/>
      <text:p text:style-name="P9"/>
      <text:p text:style-name="P9"/>
      <text:p text:style-name="P42">– FIX: Introducing a mutex:</text:p>
      <text:p text:style-name="P35"/>
      <text:p text:style-name="P3"><text:span text:style-name="T1">T</text:span>1:</text:p>
      <text:p text:style-name="P16">lock();</text:p>
      <text:p text:style-name="P15">int temp = *a;</text:p>
      <text:p text:style-name="P15">temp <text:span text:style-name="T3">+= 3;</text:span></text:p>
      <text:p text:style-name="P15">*a = temp;</text:p>
      <text:p text:style-name="P16">unlock();</text:p>
      <text:p text:style-name="P3"/>
      <text:p text:style-name="P3"><text:span text:style-name="T1">T</text:span>2:</text:p>
      <text:p text:style-name="P20">lock();</text:p>
      <text:p text:style-name="P19">int temp = *a;</text:p>
      <text:p text:style-name="P19">temp <text:span text:style-name="T3">+= 4;</text:span></text:p>
      <text:p text:style-name="P19">*a = temp;</text:p>
      <text:p text:style-name="P5"/>
      <text:p text:style-name="P36">Will this protect us?</text:p>
      <text:p text:style-name="P30"/>
      <text:p text:style-name="P9"/>
      <text:p text:style-name="P42">Oops.. we forget to unlock the mutex in T2. <text:span text:style-name="T15">Imagine this control flow:</text:span></text:p>
      <text:p text:style-name="P7"><text:span text:style-name="T14"/></text:p>
      <text:p text:style-name="P7"><text:span text:style-name="T14">// int* a = malloc(sizeof(int));</text:span></text:p>
      <text:p text:style-name="P24">// *<text:span text:style-name="T4">a = 5;</text:span></text:p>
      <text:p text:style-name="P9"/>
      <text:p text:style-name="P9"/>
      <text:p text:style-name="P25"><text:span text:style-name="T5">lock();</text:span><text:span text:style-name="T16"><text:tab/><text:tab/><text:tab/><text:tab/></text:span><text:span text:style-name="T12">(T2)</text:span></text:p>
      <text:p text:style-name="P12"><text:span text:style-name="T5">int temp = *a;</text:span><text:tab/><text:tab/><text:tab/><text:span text:style-name="T11">(T</text:span><text:span text:style-name="T13">2</text:span><text:span text:style-name="T11">)</text:span></text:p>
      <text:p text:style-name="P12"><text:span text:style-name="T5">temp </text:span><text:span text:style-name="T6">+= </text:span><text:span text:style-name="T8">4</text:span><text:span text:style-name="T6">;</text:span><text:span text:style-name="T4"><text:tab/><text:tab/></text:span><text:tab/><text:span text:style-name="T11">(T</text:span><text:span text:style-name="T13">2</text:span><text:span text:style-name="T11">)</text:span></text:p>
      <text:p text:style-name="P13"><text:span text:style-name="T5">*a = temp;</text:span><text:tab/><text:tab/><text:tab/><text:span text:style-name="T11">(T</text:span><text:span text:style-name="T13">2</text:span><text:span text:style-name="T11">)</text:span></text:p>
      <text:p text:style-name="P25"><text:span text:style-name="T9">lock();</text:span><text:span text:style-name="T16"><text:tab/><text:tab/><text:tab/><text:tab/></text:span><text:span text:style-name="T12">(T1)</text:span></text:p>
      <text:p text:style-name="P13"><text:span text:style-name="T9">int temp = *a;</text:span><text:tab/><text:tab/><text:tab/><text:span text:style-name="T11">(T</text:span><text:span text:style-name="T13">1</text:span><text:span text:style-name="T11">)</text:span></text:p>
      <text:p text:style-name="P13"><text:span text:style-name="T9">temp </text:span><text:span text:style-name="T10">+= 3;</text:span><text:span text:style-name="T4"><text:tab/><text:tab/></text:span><text:tab/><text:span text:style-name="T11">(T</text:span><text:span text:style-name="T13">1</text:span><text:span text:style-name="T11">)</text:span></text:p>
      <text:p text:style-name="P13"><text:span text:style-name="T9">*a = temp;</text:span><text:tab/><text:tab/><text:tab/><text:span text:style-name="T11">(T</text:span><text:span text:style-name="T13">1</text:span><text:span text:style-name="T11">)</text:span></text:p>
      <text:p text:style-name="P25"><text:span text:style-name="T9">unlock();<text:tab/></text:span><text:span text:style-name="T16"><text:tab/><text:tab/><text:tab/></text:span><text:span text:style-name="T12">(T1)</text:span></text:p>
      <text:p text:style-name="P12"><text:span text:style-name="T11"/></text:p>
      <text:p text:style-name="P26"><text:span text:style-name="T11">What will happen?</text:span></text:p>
      <text:p text:style-name="P25"><text:span text:style-name="T11"/></text:p>
      <text:p text:style-name="P25"><text:span text:style-name="T11"/></text:p>
      <text:p text:style-name="P43">More complicated example <text:span text:style-name="T18">(a common pitfall !) :</text:span></text:p>
      <text:p text:style-name="P10"/>
      <text:p text:style-name="P27">void modify()</text:p>
      <text:p text:style-name="P27">{</text:p>
      <text:p text:style-name="P27"><text:tab/>lock();</text:p>
      <text:p text:style-name="P27"><text:tab/>int temp = *a;</text:p>
      <text:p text:style-name="P27"><text:tab/>if(temp &gt;= 8) return;</text:p>
      <text:p text:style-name="P27"><text:tab/>temp += 3;</text:p>
      <text:p text:style-name="P27"><text:tab/>*a = temp;</text:p>
      <text:p text:style-name="P27"><text:tab/>unlock();</text:p>
      <text:p text:style-name="P27">}</text:p>
      <text:p text:style-name="P10"/>
      <text:p text:style-name="P10">T1:</text:p>
      <text:p text:style-name="P17">modify();</text:p>
      <text:p text:style-name="P10"/>
      <text:p text:style-name="P10">T2:</text:p>
      <text:p text:style-name="P21">modify();</text:p>
      <text:p text:style-name="P10"/>
      <text:p text:style-name="P37">Is this correct?</text:p>
      <text:p text:style-name="P10"/>
      <text:p text:style-name="P10"/>
      <text:p text:style-name="P44">The problem:</text:p>
      <text:p text:style-name="P40"/>
      <text:p text:style-name="P28">void modify()</text:p>
      <text:p text:style-name="P28">{</text:p>
      <text:p text:style-name="P28"><text:tab/>lock();</text:p>
      <text:p text:style-name="P28"><text:tab/>int temp = *a;</text:p>
      <text:p text:style-name="P28"><text:tab/>if(temp &gt;= 8) return;</text:p>
      <text:p text:style-name="P28"><text:tab/>temp += 3;</text:p>
      <text:p text:style-name="P28"><text:tab/>*a = temp;</text:p>
      <text:p text:style-name="P28"><text:tab/>unlock();</text:p>
      <text:p text:style-name="P28">}</text:p>
      <text:p text:style-name="P40"/>
      <text:p text:style-name="P40"/>
      <text:p text:style-name="P38">The solution:</text:p>
      <text:p text:style-name="P40"/>
      <text:p text:style-name="P28">void modify()</text:p>
      <text:p text:style-name="P28">{</text:p>
      <text:p text:style-name="P28"><text:tab/>lock();</text:p>
      <text:p text:style-name="P28"><text:tab/>int temp = *a;</text:p>
      <text:p text:style-name="P28"><text:tab/>if(temp &gt;= 8) <text:span text:style-name="T17">{</text:span></text:p>
      <text:p text:style-name="P28"><text:tab/><text:tab/><text:span text:style-name="T17">unlock();</text:span></text:p>
      <text:p text:style-name="P28"><text:tab/><text:tab/>return;</text:p>
      <text:p text:style-name="P28"><text:tab/><text:span text:style-name="T17">}</text:span></text:p>
      <text:p text:style-name="P28"><text:tab/>temp += 3;</text:p>
      <text:p text:style-name="P28"><text:tab/>*a = temp;</text:p>
      <text:p text:style-name="P28"><text:tab/>unlock();</text:p>
      <text:p text:style-name="P28">}</text:p>
      <text:p text:style-name="P40"/>
      <text:p text:style-name="P40"/>
      <text:p text:style-name="P39">Condition variables? See video-recap on A5 on Absalon :)</text:p>
      <text:p text:style-name="P39"><text:span text:style-name="T19"/></text:p>
      <text:p text:style-name="P39"><text:span text:style-name="T19"/></text:p>
      <text:p text:style-name="P39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00:11:12.304507208</meta:creation-date>
    <dc:date>2021-01-14T05:45:56.685401134</dc:date>
    <meta:editing-duration>PT5H13M29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6" meta:paragraph-count="92" meta:word-count="295" meta:character-count="1451" meta:non-whitespace-character-count="1191"/>
  </office:meta>
</office:document-meta>
</file>